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5"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21.02.2020</text:date>, <text:time>01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30M6S</meta:editing-duration>
    <meta:editing-cycles>639</meta:editing-cycles>
    <meta:generator>OpenOffice/4.1.1$Win32 OpenOffice.org_project/411m6$Build-9775</meta:generator>
    <dc:date>2020-02-21T01:56:21.32</dc:date>
    <meta:document-statistic meta:table-count="3" meta:cell-count="863" meta:object-count="0"/>
    <meta:user-defined meta:name="Info 1"/>
    <meta:user-defined meta:name="Info 2"/>
    <meta:user-defined meta:name="Info 3"/>
    <meta:user-defined meta:name="Info 4"/>
  </office:meta>
</office:document-meta>
</file>